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0f583c" officeooo:paragraph-rsid="000f583c"/>
    </style:style>
    <style:style style:name="P2" style:family="paragraph" style:parent-style-name="Text_20_body">
      <style:text-properties style:font-name="Times New Roman" officeooo:rsid="000f322a" officeooo:paragraph-rsid="000f322a"/>
    </style:style>
    <style:style style:name="P3" style:family="paragraph" style:parent-style-name="Text_20_body">
      <style:text-properties style:font-name="Times New Roman" officeooo:rsid="000f322a" officeooo:paragraph-rsid="0014b064"/>
    </style:style>
    <style:style style:name="P4" style:family="paragraph" style:parent-style-name="Text_20_body">
      <style:text-properties style:font-name="Times New Roman" officeooo:rsid="000f322a" officeooo:paragraph-rsid="0016aafd"/>
    </style:style>
    <style:style style:name="P5" style:family="paragraph" style:parent-style-name="Text_20_body">
      <style:text-properties style:font-name="Times New Roman" officeooo:rsid="000f583c" officeooo:paragraph-rsid="000f583c"/>
    </style:style>
    <style:style style:name="P6" style:family="paragraph" style:parent-style-name="Text_20_body">
      <style:text-properties style:font-name="Times New Roman" fo:font-size="16pt" officeooo:rsid="00117940" officeooo:paragraph-rsid="00117940" style:font-size-asian="14pt" style:font-size-complex="16pt"/>
    </style:style>
    <style:style style:name="P7" style:family="paragraph" style:parent-style-name="Text_20_body">
      <style:text-properties style:font-name="Times New Roman" fo:font-size="16pt" officeooo:rsid="0012a3c8" style:font-size-asian="16pt" style:font-size-complex="16pt"/>
    </style:style>
    <style:style style:name="P8" style:family="paragraph" style:parent-style-name="Text_20_body">
      <style:text-properties style:font-name="Times New Roman" fo:font-size="16pt" officeooo:rsid="0012a3c8" officeooo:paragraph-rsid="0012a3c8" style:font-size-asian="16pt" style:font-size-complex="16pt"/>
    </style:style>
    <style:style style:name="P9" style:family="paragraph" style:parent-style-name="Text_20_body">
      <style:text-properties style:font-name="Times New Roman" fo:font-size="16pt" officeooo:rsid="0012a3c8" officeooo:paragraph-rsid="00145e5a" style:font-size-asian="16pt" style:font-size-complex="16pt"/>
    </style:style>
    <style:style style:name="P10" style:family="paragraph" style:parent-style-name="Text_20_body">
      <style:text-properties style:font-name="Times New Roman" fo:font-size="16pt" officeooo:rsid="0012a3c8" officeooo:paragraph-rsid="0014b064" style:font-size-asian="16pt" style:font-size-complex="16pt"/>
    </style:style>
    <style:style style:name="P11" style:family="paragraph" style:parent-style-name="Text_20_body">
      <style:text-properties style:font-name="Times New Roman" fo:font-size="16pt" fo:font-weight="bold" officeooo:paragraph-rsid="00145e5a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Times New Roman" officeooo:rsid="00117940" officeooo:paragraph-rsid="00117940"/>
    </style:style>
    <style:style style:name="P13" style:family="paragraph" style:parent-style-name="Text_20_body">
      <style:text-properties style:font-name="Times New Roman" officeooo:rsid="00117940" officeooo:paragraph-rsid="00117940"/>
    </style:style>
    <style:style style:name="P14" style:family="paragraph" style:parent-style-name="Text_20_body">
      <style:text-properties style:font-name="Times New Roman" officeooo:paragraph-rsid="00117940"/>
    </style:style>
    <style:style style:name="P15" style:family="paragraph" style:parent-style-name="Text_20_body">
      <style:text-properties style:font-name="Times New Roman" officeooo:paragraph-rsid="000f322a"/>
    </style:style>
    <style:style style:name="P16" style:family="paragraph" style:parent-style-name="Heading">
      <style:text-properties style:font-name="Times New Roman"/>
    </style:style>
    <style:style style:name="P17" style:family="paragraph" style:parent-style-name="Title">
      <style:text-properties style:font-name="Times New Roman" officeooo:rsid="000f322a" officeooo:paragraph-rsid="000f322a"/>
    </style:style>
    <style:style style:name="P18" style:family="paragraph" style:parent-style-name="Subtitle">
      <style:text-properties style:font-name="Times New Roman"/>
    </style:style>
    <style:style style:name="P19" style:family="paragraph" style:parent-style-name="Subtitle">
      <style:text-properties style:font-name="Times New Roman" officeooo:rsid="00117940" officeooo:paragraph-rsid="00145e5a"/>
    </style:style>
    <style:style style:name="P20" style:family="paragraph" style:parent-style-name="Heading_20_1">
      <style:text-properties style:font-name="Times New Roman"/>
    </style:style>
    <style:style style:name="P21" style:family="paragraph" style:parent-style-name="Heading_20_1">
      <style:text-properties style:font-name="Times New Roman" fo:font-size="16pt" style:font-size-asian="16pt" style:font-size-complex="16pt"/>
    </style:style>
    <style:style style:name="P22" style:family="paragraph" style:parent-style-name="Heading_20_1">
      <style:text-properties style:font-name="Times New Roman" fo:font-size="16pt" fo:font-weight="bold" officeooo:paragraph-rsid="00145e5a" style:font-size-asian="16pt" style:font-weight-asian="bold" style:font-size-complex="16pt" style:font-weight-complex="bold"/>
    </style:style>
    <style:style style:name="P23" style:family="paragraph" style:parent-style-name="Heading_20_1">
      <style:text-properties style:font-name="Times New Roman" officeooo:rsid="000f322a" officeooo:paragraph-rsid="0016aafd"/>
    </style:style>
    <style:style style:name="P24" style:family="paragraph" style:parent-style-name="Heading_20_1" style:list-style-name="Numbering_20_123" style:master-page-name="">
      <loext:graphic-properties draw:fill="none"/>
      <style:paragraph-properties fo:margin-left="0.3543in" fo:margin-right="0in" fo:margin-top="0.1665in" fo:margin-bottom="0.0835in" loext:contextual-spacing="false" fo:text-indent="0in" style:auto-text-indent="false" style:page-number="auto" fo:background-color="transparent" fo:keep-with-next="always"/>
      <style:text-properties style:font-name="Times New Roman" fo:font-size="16pt" fo:font-weight="bold" officeooo:rsid="00145e5a" officeooo:paragraph-rsid="00117940" style:font-size-asian="16pt" style:font-weight-asian="bold" style:font-size-complex="16pt" style:font-weight-complex="bold"/>
    </style:style>
    <style:style style:name="P25" style:family="paragraph">
      <loext:graphic-properties draw:fill="none" draw:fill-color="#ffffff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17940" style:font-size-asian="14pt" style:font-size-complex="16pt"/>
    </style:style>
    <style:style style:name="T3" style:family="text">
      <style:text-properties officeooo:rsid="00145e5a"/>
    </style:style>
    <style:style style:name="gr1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elatório </text:p>
      <text:p text:style-name="P17">Inteligência Artifici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19">Índice </text:p>
      <text:h text:style-name="P21" text:outline-level="1"><text:span text:style-name="T3">1.</text:span>Introdução</text:h>
      <text:p text:style-name="P6"><text:tab/>1.1 <text:tab/>Definição e descrição de um problema de busca</text:p>
      <text:p text:style-name="P12"><text:span text:style-name="T2"><text:tab/>1.</text:span><text:span text:style-name="T1">2 <text:s text:c="3"/>Principais métodos utilizados para resolver os problemas de busca e breve discussão sobre suas complexidades de tempo e espaço </text:span></text:p>
      <text:list xml:id="list93686244" text:style-name="Numbering_20_123">
        <text:list-header>
          <text:h text:style-name="P24" text:outline-level="1"><text:s/>2.Estratégias de procura </text:h>
        </text:list-header>
      </text:list>
      <text:p text:style-name="P6"><text:tab/>2.1 <text:s text:c="2"/>Procura não guiada (blind-”cega”)</text:p>
      <text:p text:style-name="P6"><text:tab/><text:tab/>2.1.1 <text:s/>Profundidade</text:p>
      <text:p text:style-name="P6"><text:tab/><text:tab/>2.1.2 <text:s/>Largura</text:p>
      <text:p text:style-name="P6"><text:tab/><text:tab/>2.1.3 <text:s/>Busca Iterativa Limitada em Profundidade</text:p>
      <text:p text:style-name="P7"><text:tab/>2.2 <text:s/>Procura guiada</text:p>
      <text:p text:style-name="P8"><text:tab/><text:tab/>2.2.1 <text:s/>O que é uma heurística ?</text:p>
      <text:p text:style-name="P8"><text:tab/><text:tab/>2.2.2 <text:s/>Busca Gulosa</text:p>
      <text:p text:style-name="P9"><text:tab/><text:tab/>2.2.3 <text:s/>Busca A*</text:p>
      <text:p text:style-name="P11"><text:tab/>3. <text:s/>Descrição do problema de procura estudado e dos dois espaços de estado </text:p>
      <text:h text:style-name="P22" text:outline-level="1">4. <text:s/>Descrição da Implementação </text:h>
      <text:h text:style-name="P22" text:outline-level="1">5. <text:s/>Resultados </text:h>
      <text:h text:style-name="P22" text:outline-level="1">6. <text:s/>Comentários finais e conclusões </text:h>
      <text:h text:style-name="P22" text:outline-level="1">7. <text:s/>Referências <text:s/>Bibliográficas </text:h>
      <text:h text:style-name="P20" text:outline-level="1"/>
      <text:p text:style-name="P8"/>
      <text:p text:style-name="P18"><text:soft-page-break/>1.1 <text:tab/>Definição e descrição de um problema de busca</text:p>
      <text:p text:style-name="P6"/>
      <text:p text:style-name="P6"/>
      <text:p text:style-name="P13"/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<text:soft-page-break/><text:tab/>1.2 <text:s text:c="3"/>Principais métodos utilizados para resolver os problemas de busca e breve discussão sobre suas complexidades de tempo e espaço </text:p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8"><text:soft-page-break/>2.1 <text:s text:c="2"/>Procura não guiada (blind-”cega”)</text:p>
      <text:p text:style-name="P16">2.1.1 <text:s/>Profundidade</text:p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2.1.2 <text:s/>Largu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2.1.3 <text:s/>Busca Iterativa Limitada em Profundidade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<text:soft-page-break/>2.2 <text:s/>Procura guiada</text:p>
      <text:p text:style-name="P16">2.2.1 <text:s/>O que é uma heurística ?</text:p>
      <text:p text:style-name="P10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2.2.2 <text:s/>Busca Gulosa</text:p>
      <text:p text:style-name="P10"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2.2.3 <text:s/>Busca A*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3. <text:s/>Descrição do problema de procura estudado e dos dois espaços de estado </text:p>
      <text:h text:style-name="P23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4. <text:s/>Descrição da Implementação </text:p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5. <text:s/>Resultados </text:p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6. <text:s/>Comentários finais e conclusões </text:p>
      <text:p text:style-name="P18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7. <text:s/>Referências <text:s/>Bibliográficas </text:p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background-color="#fffff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ffffff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f583c" officeooo:paragraph-rsid="000f583c"/>
    </style:style>
    <style:style style:name="MP2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14" draw:name="Forma1" draw:style-name="Mgr1" draw:text-style-name="MP2" svg:width="0.2398in" svg:height="0.198in" svg:x="6.378in" svg:y="1.1764in"><draw:text-box><text:p/></draw:text-box></draw:frame>João Varelas e Yuanxiao Ye <text:s text:c="25"/>FCUP <text:s text:c="77"/><text:page-number text:select-page="current">15</text:page-number><text:s text:c="4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1:55:25.134868572</meta:creation-date>
    <meta:generator>LibreOffice/6.0.7.3$Linux_X86_64 LibreOffice_project/00m0$Build-3</meta:generator>
    <dc:date>2019-02-22T18:45:30.967059115</dc:date>
    <meta:editing-duration>PT23M24S</meta:editing-duration>
    <meta:editing-cycles>6</meta:editing-cycles>
    <meta:document-statistic meta:table-count="0" meta:image-count="0" meta:object-count="0" meta:page-count="15" meta:paragraph-count="38" meta:word-count="189" meta:character-count="1434" meta:non-whitespace-character-count="1057"/>
  </office:meta>
</office:document-meta>
</file>